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start-width="0.102cm" draw:marker-end="Arrow" draw:marker-end-width="0.102cm" draw:textarea-vertical-align="middl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ffffff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5.969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5.969cm" svg:x="3.413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3cm" svg:y1="4.556cm" svg:x2="5.699cm" svg:y2="4.556cm">
          <text:p/>
        </draw:line>
        <draw:custom-shape draw:style-name="gr4" draw:text-style-name="P2" draw:layer="layout" svg:width="0.508cm" svg:height="0.381cm" svg:x="4.302cm" svg:y="4.30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9cm" svg:y1="4.81cm" svg:x2="3.159cm" svg:y2="10.779cm">
          <text:p/>
        </draw:line>
        <draw:custom-shape draw:style-name="gr4" draw:text-style-name="P2" draw:layer="layout" svg:width="0.381cm" svg:height="0.508cm" svg:x="2.956cm" svg:y="7.477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62cm" svg:height="0.539cm" svg:x="4.937cm" svg:y="10.1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738cm" svg:height="0.539cm" svg:x="6.969cm" svg:y="10.1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3.413cm" svg:y1="11.033cm" svg:x2="7.731cm" svg:y2="11.033cm">
          <text:p/>
        </draw:line>
        <draw:custom-shape draw:style-name="gr4" draw:text-style-name="P2" draw:layer="layout" svg:width="0.508cm" svg:height="0.381cm" svg:x="5.318cm" svg:y="10.906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708cm" svg:height="3.708cm" svg:x="8.49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8.493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93cm" svg:y1="4.556cm" svg:x2="10.398cm" svg:y2="4.556cm">
          <text:p/>
        </draw:line>
        <draw:custom-shape draw:style-name="gr4" draw:text-style-name="P2" draw:layer="layout" svg:width="0.508cm" svg:height="0.381cm" svg:x="9.255cm" svg:y="4.302cm">
          <text:p text:style-name="P2"><text:span text:style-name="T1">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39cm" svg:y1="4.81cm" svg:x2="8.239cm" svg:y2="8.493cm">
          <text:p/>
        </draw:line>
        <draw:custom-shape draw:style-name="gr7" draw:text-style-name="P2" draw:layer="layout" svg:width="0.381cm" svg:height="0.508cm" svg:x="8.036cm" svg:y="6.28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93cm" svg:y1="8.823cm" svg:x2="12.176cm" svg:y2="8.823cm">
          <text:p/>
        </draw:line>
        <draw:custom-shape draw:style-name="gr4" draw:text-style-name="P2" draw:layer="layout" svg:width="0.508cm" svg:height="0.381cm" svg:x="10.017cm" svg:y="8.6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999cm" svg:height="0.999cm" svg:x="8.735cm" svg:y="7.34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0.611cm" svg:height="0.603cm" svg:x="9.787cm" svg:y="6.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0.595cm" svg:height="0.603cm" svg:x="11.565cm" svg:y="7.8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12.557cm" svg:y1="4.81cm" svg:x2="12.557cm" svg:y2="8.493cm">
          <text:p/>
        </draw:line>
        <draw:custom-shape draw:style-name="gr7" draw:text-style-name="P2" draw:layer="layout" svg:width="0.254cm" svg:height="0.508cm" svg:x="12.43cm" svg:y="6.46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34cm" svg:height="3.708cm" svg:x="12.836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.905cm" svg:x="12.836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644cm" svg:height="0.406cm" svg:x="17.374cm" svg:y="6.20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8.399cm" svg:y1="4.81cm" svg:x2="18.399cm" svg:y2="6.715cm">
          <text:p/>
        </draw:line>
        <draw:custom-shape draw:style-name="gr8" draw:text-style-name="P2" draw:layer="layout" svg:width="0.381cm" svg:height="0.635cm" svg:x="18.272cm" svg:y="5.44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11cm" svg:y1="8.823cm" svg:x2="18.272cm" svg:y2="8.823cm">
          <text:p/>
        </draw:line>
        <draw:custom-shape draw:style-name="gr4" draw:text-style-name="P2" draw:layer="layout" svg:width="0.635cm" svg:height="0.381cm" svg:x="15.224cm" svg:y="8.6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628cm" svg:height="0.406cm" svg:x="17.501cm" svg:y="8.08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10.652cm" svg:y1="4.81cm" svg:x2="10.652cm" svg:y2="6.715cm">
          <text:p/>
        </draw:line>
        <draw:custom-shape draw:style-name="gr4" draw:text-style-name="P2" draw:layer="layout" svg:width="0.381cm" svg:height="0.508cm" svg:x="10.525cm" svg:y="5.445cm">
          <text:p text:style-name="P2"><text:span text:style-name="T1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sileros Petros</meta:initial-creator>
    <meta:creation-date>2016-03-13T20:12:58.760002170</meta:creation-date>
    <dc:date>2016-03-13T21:02:37.773311281</dc:date>
    <dc:creator>Katsileros Petros</dc:creator>
    <meta:editing-duration>PT33M32S</meta:editing-duration>
    <meta:editing-cycles>6</meta:editing-cycles>
    <meta:generator>LibreOffice/4.2.8.2$Linux_X86_64 LibreOffice_project/4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sub>
      <mi>U</mi>
      <mi>k</mi>
    </msub>
    <annotation encoding="StarMath 5.0">U_{k}</annotation>
  </semantics>
</math>
</file>

<file path=Object 2/content.xml><?xml version="1.0" encoding="utf-8"?>
<math xmlns="http://www.w3.org/1998/Math/MathML" display="block">
  <semantics>
    <msub>
      <mi>U</mi>
      <mi>r</mi>
    </msub>
    <annotation encoding="StarMath 5.0">U_{r}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p>
      <msub>
        <mi>V</mi>
        <mi>k</mi>
      </msub>
      <mfrac>
        <mn>1</mn>
        <mn>2</mn>
      </mfrac>
    </msup>
    <annotation encoding="StarMath 5.0">{V_{k}}^{ {1} over {2} }</annotation>
  </semantics>
</math>
</file>

<file path=Object 5/content.xml><?xml version="1.0" encoding="utf-8"?>
<math xmlns="http://www.w3.org/1998/Math/MathML" display="block">
  <semantics>
    <msup>
      <msub>
        <mi>V</mi>
        <mi>k</mi>
      </msub>
      <mi>H</mi>
    </msup>
    <annotation encoding="StarMath 5.0">{V_{k}}^{ H }</annotation>
  </semantics>
</math>
</file>

<file path=Object 6/content.xml><?xml version="1.0" encoding="utf-8"?>
<math xmlns="http://www.w3.org/1998/Math/MathML" display="block">
  <semantics>
    <msup>
      <msub>
        <mi>V</mi>
        <mi>r</mi>
      </msub>
      <mfrac>
        <mn>1</mn>
        <mn>2</mn>
      </mfrac>
    </msup>
    <annotation encoding="StarMath 5.0">{V_{r}}^{ {1} over {2} }</annotation>
  </semantics>
</math>
</file>

<file path=Object 7/content.xml><?xml version="1.0" encoding="utf-8"?>
<math xmlns="http://www.w3.org/1998/Math/MathML" display="block">
  <semantics>
    <msup>
      <msub>
        <mi>V</mi>
        <mi>r</mi>
      </msub>
      <mi>H</mi>
    </msup>
    <annotation encoding="StarMath 5.0">{V_{r}}^{ H }</annotation>
  </semantics>
</math>
</file>